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2" style:family="table-cell" style:parent-style-name="Default">
      <style:table-cell-properties style:text-align-source="fix" style:repeat-content="false" fo:border="0.002cm solid #000000" style:vertical-align="middle"/>
      <style:paragraph-properties fo:text-align="center"/>
    </style:style>
    <style:style style:name="ce43"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5"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2" office:value-type="string">
            <text:p>MAP V2</text:p>
          </table:table-cell>
          <table:table-cell table:style-name="ce42" office:value-type="string">
            <text:p>MAP V3</text:p>
          </table:table-cell>
          <table:table-cell table:style-name="ce42" office:value-type="string">
            <text:p>MAP V4</text:p>
          </table:table-cell>
          <table:covered-table-cell table:style-name="ce42"/>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8">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3"/>
          <table:table-cell table:style-name="ce32" table:number-columns-repeated="2"/>
          <table:table-cell table:style-name="ce49"/>
          <table:table-cell table:number-columns-repeated="1012"/>
        </table:table-row>
        <table:table-row table:style-name="ro9">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3"/>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4"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5"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5"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50" office:value-type="string">
            <text:p>!!! add support for V1</text:p>
          </table:table-cell>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0">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1" office:value-type="string">
            <text:p>noteSubscriberPresent - 48</text:p>
          </table:table-cell>
          <table:table-cell table:style-name="ce41"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5"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ext:s/>This service is used by a GMLC to request the location of a target MS from the visited MSC or SGSN at any time</text:p>
          </table:table-cell>
          <table:table-cell table:style-name="ce32" table:number-columns-repeated="2"/>
          <table:table-cell table:style-name="ce45"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5"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59"/>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Plm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MSIWithLM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questedEquipment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UESBIIuB</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terloc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Bearer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TeleserviceCod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0"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Bcsm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eleservic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2">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2">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2">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0"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2">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2">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2">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2">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2">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2">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Came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amelRout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UGCheck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8"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2">
          <table:table-cell/>
          <table:table-cell table:style-name="ce58"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4" office:value-type="string">
            <text:p>GmscCamelSubscriptionInfo</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2">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2">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2">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2">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1">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2">
          <table:table-cell/>
          <table:table-cell table:style-name="ce57" office:value-type="string">
            <text:p>AccuracyFulfilmen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table:style-name="ce57" office:value-type="string">
            <text:p>AdditionalNumber</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7" office:value-type="string">
            <text:p>Area</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7" office:value-type="string">
            <text:p>AreaDefinition</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7" office:value-type="string">
            <text:p>AreaEventInfo</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7" office:value-type="string">
            <text:p>AreaList</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7" office:value-type="string">
            <text:p>AreaType</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table:style-name="ce57" office:value-type="string">
            <text:p>DeferredLocationEventType</text:p>
          </table:table-cell>
          <table:table-cell office:value-type="string">
            <text:p>BIT STRING</text:p>
          </table:table-cell>
          <table:table-cell/>
          <table:table-cell office:value-type="float" office:value="1">
            <text:p>1</text:p>
          </table:table-cell>
          <table:table-cell table:number-columns-repeated="3"/>
        </table:table-row>
        <table:table-row table:style-name="ro2">
          <table:table-cell/>
          <table:table-cell table:style-name="ce57" office:value-type="string">
            <text:p>DeferredmtlrData</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table:style-name="ce57" office:value-type="string">
            <text:p>LCSClientExternalID</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office:value-type="string">
            <text:p>LCSClientID</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office:value-type="string">
            <text:p>LCSClientInternalID</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office:value-type="string">
            <text:p>LCSClientName</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office:value-type="string">
            <text:p>LCSClientType</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office:value-type="string">
            <text:p>LCSCodeword</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office:value-type="string">
            <text:p>LCSEvent</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office:value-type="string">
            <text:p>LCSFormatIndicator</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office:value-type="string">
            <text:p>LCSLocationInfo</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office:value-type="string">
            <text:p>LCSPrivacyCheck</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office:value-type="string">
            <text:p>LCSQoS</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office:value-type="string">
            <text:p>LCSRequestorID</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office:value-type="string">
            <text:p>LocationEstimateType</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office:value-type="string">
            <text:p>LocationType</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office:value-type="string">
            <text:p>OccurrenceInfo</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office:value-type="string">
            <text:p>PrivacyCheckRelatedAction</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office:value-type="string">
            <text:p>ResponseTime</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office:value-type="string">
            <text:p>ResponseTimeCategory</text:p>
          </table:table-cell>
          <table:table-cell office:value-type="string">
            <text:p>ENUMERATED</text:p>
          </table:table-cell>
          <table:table-cell/>
          <table:table-cell office:value-type="float" office:value="1">
            <text:p>1</text:p>
          </table:table-cell>
          <table:table-cell table:number-columns-repeated="3"/>
        </table:table-row>
        <table:table-row table:style-name="ro2">
          <table:table-cell/>
          <table:table-cell office:value-type="string">
            <text:p>SLRArgExtensionContainer</text:p>
          </table:table-cell>
          <table:table-cell office:value-type="string">
            <text:p>SEQUENCE</text:p>
          </table:table-cell>
          <table:table-cell/>
          <table:table-cell office:value-type="float" office:value="1">
            <text:p>1</text:p>
          </table:table-cell>
          <table:table-cell table:number-columns-repeated="3"/>
        </table:table-row>
        <table:table-row table:style-name="ro2">
          <table:table-cell/>
          <table:table-cell office:value-type="string">
            <text:p>SupportedGADShapes</text:p>
          </table:table-cell>
          <table:table-cell office:value-type="string">
            <text:p>BIT STRING</text:p>
          </table:table-cell>
          <table:table-cell/>
          <table:table-cell office:value-type="float" office:value="1">
            <text:p>1</text:p>
          </table:table-cell>
          <table:table-cell table:number-columns-repeated="3"/>
        </table:table-row>
        <table:table-row table:style-name="ro2">
          <table:table-cell/>
          <table:table-cell office:value-type="string">
            <text:p>TerminationCause</text:p>
          </table:table-cell>
          <table:table-cell office:value-type="string">
            <text:p>ENUMERATED</text:p>
          </table:table-cell>
          <table:table-cell/>
          <table:table-cell office:value-type="float" office:value="1">
            <text:p>1</text:p>
          </table:table-cell>
          <table:table-cell table:number-columns-repeated="3"/>
        </table:table-row>
        <table:table-row table:style-name="ro3" table:number-rows-repeated="2">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51])" office:value-type="float" office:value="138">
            <text:p>138</text:p>
          </table:table-cell>
          <table:table-cell table:formula="of:=SUM([.E7:.E451])" office:value-type="float" office:value="58">
            <text:p>58</text:p>
          </table:table-cell>
          <table:table-cell table:formula="of:=SUM([.F7:.F451])" office:value-type="float" office:value="225">
            <text:p>225</text:p>
          </table:table-cell>
          <table:table-cell/>
          <table:table-cell table:formula="of:=[.D454]+[.E454]+[.F454]" office:value-type="float" office:value="421">
            <text:p>421</text:p>
          </table:table-cell>
        </table:table-row>
      </table:table>
      <table:table table:name="Sheet3" table:style-name="ta1">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5">25.07.2012</text:date>, <text:time>13:00: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5T13:00:27.61</dc:date>
    <meta:editing-duration>PT157H06M40S</meta:editing-duration>
    <meta:editing-cycles>382</meta:editing-cycles>
    <meta:generator>OpenOffice.org/3.0$Win32 OpenOffice.org_project/300m9$Build-9358</meta:generator>
    <meta:document-statistic meta:table-count="3" meta:cell-count="1688" meta:object-count="0"/>
    <meta:user-defined meta:name="Поле 1"/>
    <meta:user-defined meta:name="Поле 2"/>
    <meta:user-defined meta:name="Поле 3"/>
    <meta:user-defined meta:name="Поле 4"/>
  </office:meta>
</office:document-meta>
</file>